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3"/>
    <style:style style:name="ce2" style:family="table-cell" style:parent-style-name="Default" style:data-style-name="N81"/>
    <style:style style:name="ce3" style:family="table-cell" style:parent-style-name="Default" style:data-style-name="N81">
      <style:map style:condition="cell-content()&gt;500" style:apply-style-name="Accent_20_1" style:base-cell-address="Sheet1.C4"/>
    </style:style>
    <style:style style:name="ce4" style:family="table-cell" style:parent-style-name="Default" style:data-style-name="N81">
      <style:map style:condition="cell-content()&gt;500" style:apply-style-name="Accent_20_1" style:base-cell-address="Sheet1.C4"/>
    </style:style>
    <style:style style:name="ce5" style:family="table-cell" style:parent-style-name="Default">
      <style:map style:condition="cell-content-is-between(50,500)" style:apply-style-name="Accent_20_2" style:base-cell-address="Sheet1.I1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2" office:value-type="float" office:value="0.0000000024" calcext:value-type="float">
            <text:p>2.40E-09</text:p>
          </table:table-cell>
          <table:table-cell table:style-name="ce2" office:value-type="float" office:value="0.0000000047" calcext:value-type="float">
            <text:p>4.70E-09</text:p>
          </table:table-cell>
          <table:table-cell table:style-name="ce2" office:value-type="float" office:value="0.0000000056" calcext:value-type="float">
            <text:p>5.60E-09</text:p>
          </table:table-cell>
          <table:table-cell table:style-name="ce2" office:value-type="float" office:value="0.000000012" calcext:value-type="float">
            <text:p>1.20E-08</text:p>
          </table:table-cell>
          <table:table-cell table:style-name="ce2" office:value-type="float" office:value="0.000000018" calcext:value-type="float">
            <text:p>1.80E-08</text:p>
          </table:table-cell>
          <table:table-cell table:style-name="ce2" office:value-type="float" office:value="0.000000024" calcext:value-type="float">
            <text:p>2.40E-08</text:p>
          </table:table-cell>
          <table:table-cell/>
        </table:table-row>
        <table:table-row table:style-name="ro1">
          <table:table-cell office:value-type="string" calcext:value-type="string">
            <text:p>Freq (Hz)</text:p>
          </table:table-cell>
          <table:table-cell office:value-type="string" calcext:value-type="string">
            <text:p>(MHZ)</text:p>
          </table:table-cell>
          <table:table-cell table:number-columns-repeated="6" office:value-type="string" calcext:value-type="string">
            <text:p>Zl (Ohms)</text:p>
          </table:table-cell>
          <table:table-cell/>
        </table:table-row>
        <table:table-row table:style-name="ro1">
          <table:table-cell table:style-name="ce2" table:formula="of:=10*1000000" office:value-type="float" office:value="10000000" calcext:value-type="float">
            <text:p>1.00E+07</text:p>
          </table:table-cell>
          <table:table-cell table:formula="of:=[.A4]/1000000" office:value-type="float" office:value="10" calcext:value-type="float">
            <text:p>10</text:p>
          </table:table-cell>
          <table:table-cell table:style-name="ce3" table:formula="of:=2*PI()*[.$A4]*[.C$2]" office:value-type="float" office:value="0.15079644737231" calcext:value-type="float">
            <text:p>1.51E-01</text:p>
          </table:table-cell>
          <table:table-cell table:style-name="ce3" table:formula="of:=2*PI()*[.$A4]*[.D$2]" office:value-type="float" office:value="0.295309709437441" calcext:value-type="float">
            <text:p>2.95E-01</text:p>
          </table:table-cell>
          <table:table-cell table:style-name="ce3" table:formula="of:=2*PI()*[.$A4]*[.E$2]" office:value-type="float" office:value="0.351858377202057" calcext:value-type="float">
            <text:p>3.52E-01</text:p>
          </table:table-cell>
          <table:table-cell table:style-name="ce3" table:formula="of:=2*PI()*[.$A4]*[.F$2]" office:value-type="float" office:value="0.75398223686155" calcext:value-type="float">
            <text:p>7.54E-01</text:p>
          </table:table-cell>
          <table:table-cell table:style-name="ce3" table:formula="of:=2*PI()*[.$A4]*[.G$2]" office:value-type="float" office:value="1.13097335529233" calcext:value-type="float">
            <text:p>1.13E+00</text:p>
          </table:table-cell>
          <table:table-cell table:style-name="ce3" table:formula="of:=2*PI()*[.$A4]*[.H$2]" office:value-type="float" office:value="1.5079644737231" calcext:value-type="float">
            <text:p>1.51E+00</text:p>
          </table:table-cell>
          <table:table-cell/>
        </table:table-row>
        <table:table-row table:style-name="ro1">
          <table:table-cell table:style-name="ce2" table:formula="of:=[.A4]*2" office:value-type="float" office:value="20000000" calcext:value-type="float">
            <text:p>2.00E+07</text:p>
          </table:table-cell>
          <table:table-cell table:formula="of:=[.A5]/1000000" office:value-type="float" office:value="20" calcext:value-type="float">
            <text:p>20</text:p>
          </table:table-cell>
          <table:table-cell table:style-name="ce3" table:formula="of:=2*PI()*[.$A5]*[.C$2]" office:value-type="float" office:value="0.30159289474462" calcext:value-type="float">
            <text:p>3.02E-01</text:p>
          </table:table-cell>
          <table:table-cell table:style-name="ce3" table:formula="of:=2*PI()*[.$A5]*[.D$2]" office:value-type="float" office:value="0.590619418874881" calcext:value-type="float">
            <text:p>5.91E-01</text:p>
          </table:table-cell>
          <table:table-cell table:style-name="ce3" table:formula="of:=2*PI()*[.$A5]*[.E$2]" office:value-type="float" office:value="0.703716754404114" calcext:value-type="float">
            <text:p>7.04E-01</text:p>
          </table:table-cell>
          <table:table-cell table:style-name="ce3" table:formula="of:=2*PI()*[.$A5]*[.F$2]" office:value-type="float" office:value="1.5079644737231" calcext:value-type="float">
            <text:p>1.51E+00</text:p>
          </table:table-cell>
          <table:table-cell table:style-name="ce3" table:formula="of:=2*PI()*[.$A5]*[.G$2]" office:value-type="float" office:value="2.26194671058465" calcext:value-type="float">
            <text:p>2.26E+00</text:p>
          </table:table-cell>
          <table:table-cell table:style-name="ce3" table:formula="of:=2*PI()*[.$A5]*[.H$2]" office:value-type="float" office:value="3.0159289474462" calcext:value-type="float">
            <text:p>3.02E+00</text:p>
          </table:table-cell>
          <table:table-cell/>
        </table:table-row>
        <table:table-row table:style-name="ro1">
          <table:table-cell table:style-name="ce2" table:formula="of:=[.A4]*3" office:value-type="float" office:value="30000000" calcext:value-type="float">
            <text:p>3.00E+07</text:p>
          </table:table-cell>
          <table:table-cell table:formula="of:=[.A6]/1000000" office:value-type="float" office:value="30" calcext:value-type="float">
            <text:p>30</text:p>
          </table:table-cell>
          <table:table-cell table:style-name="ce3" table:formula="of:=2*PI()*[.$A6]*[.C$2]" office:value-type="float" office:value="0.45238934211693" calcext:value-type="float">
            <text:p>4.52E-01</text:p>
          </table:table-cell>
          <table:table-cell table:style-name="ce3" table:formula="of:=2*PI()*[.$A6]*[.D$2]" office:value-type="float" office:value="0.885929128312322" calcext:value-type="float">
            <text:p>8.86E-01</text:p>
          </table:table-cell>
          <table:table-cell table:style-name="ce3" table:formula="of:=2*PI()*[.$A6]*[.E$2]" office:value-type="float" office:value="1.05557513160617" calcext:value-type="float">
            <text:p>1.06E+00</text:p>
          </table:table-cell>
          <table:table-cell table:style-name="ce3" table:formula="of:=2*PI()*[.$A6]*[.F$2]" office:value-type="float" office:value="2.26194671058465" calcext:value-type="float">
            <text:p>2.26E+00</text:p>
          </table:table-cell>
          <table:table-cell table:style-name="ce3" table:formula="of:=2*PI()*[.$A6]*[.G$2]" office:value-type="float" office:value="3.39292006587698" calcext:value-type="float">
            <text:p>3.39E+00</text:p>
          </table:table-cell>
          <table:table-cell table:style-name="ce3" table:formula="of:=2*PI()*[.$A6]*[.H$2]" office:value-type="float" office:value="4.5238934211693" calcext:value-type="float">
            <text:p>4.52E+00</text:p>
          </table:table-cell>
          <table:table-cell/>
        </table:table-row>
        <table:table-row table:style-name="ro1">
          <table:table-cell table:style-name="ce2" table:formula="of:=[.A4]*5" office:value-type="float" office:value="50000000" calcext:value-type="float">
            <text:p>5.00E+07</text:p>
          </table:table-cell>
          <table:table-cell table:formula="of:=[.A7]/1000000" office:value-type="float" office:value="50" calcext:value-type="float">
            <text:p>50</text:p>
          </table:table-cell>
          <table:table-cell table:style-name="ce3" table:formula="of:=2*PI()*[.$A7]*[.C$2]" office:value-type="float" office:value="0.75398223686155" calcext:value-type="float">
            <text:p>7.54E-01</text:p>
          </table:table-cell>
          <table:table-cell table:style-name="ce3" table:formula="of:=2*PI()*[.$A7]*[.D$2]" office:value-type="float" office:value="1.4765485471872" calcext:value-type="float">
            <text:p>1.48E+00</text:p>
          </table:table-cell>
          <table:table-cell table:style-name="ce3" table:formula="of:=2*PI()*[.$A7]*[.E$2]" office:value-type="float" office:value="1.75929188601028" calcext:value-type="float">
            <text:p>1.76E+00</text:p>
          </table:table-cell>
          <table:table-cell table:style-name="ce3" table:formula="of:=2*PI()*[.$A7]*[.F$2]" office:value-type="float" office:value="3.76991118430775" calcext:value-type="float">
            <text:p>3.77E+00</text:p>
          </table:table-cell>
          <table:table-cell table:style-name="ce3" table:formula="of:=2*PI()*[.$A7]*[.G$2]" office:value-type="float" office:value="5.65486677646163" calcext:value-type="float">
            <text:p>5.65E+00</text:p>
          </table:table-cell>
          <table:table-cell table:style-name="ce3" table:formula="of:=2*PI()*[.$A7]*[.H$2]" office:value-type="float" office:value="7.5398223686155" calcext:value-type="float">
            <text:p>7.54E+00</text:p>
          </table:table-cell>
          <table:table-cell/>
        </table:table-row>
        <table:table-row table:style-name="ro1">
          <table:table-cell table:style-name="ce2" table:formula="of:=[.A4]*10" office:value-type="float" office:value="100000000" calcext:value-type="float">
            <text:p>1.00E+08</text:p>
          </table:table-cell>
          <table:table-cell table:formula="of:=[.A8]/1000000" office:value-type="float" office:value="100" calcext:value-type="float">
            <text:p>100</text:p>
          </table:table-cell>
          <table:table-cell table:style-name="ce3" table:formula="of:=2*PI()*[.$A8]*[.C$2]" office:value-type="float" office:value="1.5079644737231" calcext:value-type="float">
            <text:p>1.51E+00</text:p>
          </table:table-cell>
          <table:table-cell table:style-name="ce3" table:formula="of:=2*PI()*[.$A8]*[.D$2]" office:value-type="float" office:value="2.95309709437441" calcext:value-type="float">
            <text:p>2.95E+00</text:p>
          </table:table-cell>
          <table:table-cell table:style-name="ce3" table:formula="of:=2*PI()*[.$A8]*[.E$2]" office:value-type="float" office:value="3.51858377202057" calcext:value-type="float">
            <text:p>3.52E+00</text:p>
          </table:table-cell>
          <table:table-cell table:style-name="ce3" table:formula="of:=2*PI()*[.$A8]*[.F$2]" office:value-type="float" office:value="7.5398223686155" calcext:value-type="float">
            <text:p>7.54E+00</text:p>
          </table:table-cell>
          <table:table-cell table:style-name="ce3" table:formula="of:=2*PI()*[.$A8]*[.G$2]" office:value-type="float" office:value="11.3097335529233" calcext:value-type="float">
            <text:p>1.13E+01</text:p>
          </table:table-cell>
          <table:table-cell table:style-name="ce3" table:formula="of:=2*PI()*[.$A8]*[.H$2]" office:value-type="float" office:value="15.079644737231" calcext:value-type="float">
            <text:p>1.51E+01</text:p>
          </table:table-cell>
          <table:table-cell/>
        </table:table-row>
        <table:table-row table:style-name="ro1">
          <table:table-cell table:style-name="ce2" table:formula="of:=[.A5]*10" office:value-type="float" office:value="200000000" calcext:value-type="float">
            <text:p>2.00E+08</text:p>
          </table:table-cell>
          <table:table-cell table:formula="of:=[.A9]/1000000" office:value-type="float" office:value="200" calcext:value-type="float">
            <text:p>200</text:p>
          </table:table-cell>
          <table:table-cell table:style-name="ce3" table:formula="of:=2*PI()*[.$A9]*[.C$2]" office:value-type="float" office:value="3.0159289474462" calcext:value-type="float">
            <text:p>3.02E+00</text:p>
          </table:table-cell>
          <table:table-cell table:style-name="ce3" table:formula="of:=2*PI()*[.$A9]*[.D$2]" office:value-type="float" office:value="5.90619418874881" calcext:value-type="float">
            <text:p>5.91E+00</text:p>
          </table:table-cell>
          <table:table-cell table:style-name="ce3" table:formula="of:=2*PI()*[.$A9]*[.E$2]" office:value-type="float" office:value="7.03716754404114" calcext:value-type="float">
            <text:p>7.04E+00</text:p>
          </table:table-cell>
          <table:table-cell table:style-name="ce3" table:formula="of:=2*PI()*[.$A9]*[.F$2]" office:value-type="float" office:value="15.079644737231" calcext:value-type="float">
            <text:p>1.51E+01</text:p>
          </table:table-cell>
          <table:table-cell table:style-name="ce3" table:formula="of:=2*PI()*[.$A9]*[.G$2]" office:value-type="float" office:value="22.6194671058465" calcext:value-type="float">
            <text:p>2.26E+01</text:p>
          </table:table-cell>
          <table:table-cell table:style-name="ce3" table:formula="of:=2*PI()*[.$A9]*[.H$2]" office:value-type="float" office:value="30.159289474462" calcext:value-type="float">
            <text:p>3.02E+01</text:p>
          </table:table-cell>
          <table:table-cell/>
        </table:table-row>
        <table:table-row table:style-name="ro1">
          <table:table-cell table:style-name="ce2" table:formula="of:=[.A6]*10" office:value-type="float" office:value="300000000" calcext:value-type="float">
            <text:p>3.00E+08</text:p>
          </table:table-cell>
          <table:table-cell table:formula="of:=[.A10]/1000000" office:value-type="float" office:value="300" calcext:value-type="float">
            <text:p>300</text:p>
          </table:table-cell>
          <table:table-cell table:style-name="ce3" table:formula="of:=2*PI()*[.$A10]*[.C$2]" office:value-type="float" office:value="4.5238934211693" calcext:value-type="float">
            <text:p>4.52E+00</text:p>
          </table:table-cell>
          <table:table-cell table:style-name="ce3" table:formula="of:=2*PI()*[.$A10]*[.D$2]" office:value-type="float" office:value="8.85929128312322" calcext:value-type="float">
            <text:p>8.86E+00</text:p>
          </table:table-cell>
          <table:table-cell table:style-name="ce3" table:formula="of:=2*PI()*[.$A10]*[.E$2]" office:value-type="float" office:value="10.5557513160617" calcext:value-type="float">
            <text:p>1.06E+01</text:p>
          </table:table-cell>
          <table:table-cell table:style-name="ce3" table:formula="of:=2*PI()*[.$A10]*[.F$2]" office:value-type="float" office:value="22.6194671058465" calcext:value-type="float">
            <text:p>2.26E+01</text:p>
          </table:table-cell>
          <table:table-cell table:style-name="ce3" table:formula="of:=2*PI()*[.$A10]*[.G$2]" office:value-type="float" office:value="33.9292006587698" calcext:value-type="float">
            <text:p>3.39E+01</text:p>
          </table:table-cell>
          <table:table-cell table:style-name="ce3" table:formula="of:=2*PI()*[.$A10]*[.H$2]" office:value-type="float" office:value="45.238934211693" calcext:value-type="float">
            <text:p>4.52E+01</text:p>
          </table:table-cell>
          <table:table-cell/>
        </table:table-row>
        <table:table-row table:style-name="ro1">
          <table:table-cell table:style-name="ce2" office:value-type="float" office:value="432000000" calcext:value-type="float">
            <text:p>4.32E+08</text:p>
          </table:table-cell>
          <table:table-cell table:formula="of:=[.A11]/1000000" office:value-type="float" office:value="432" calcext:value-type="float">
            <text:p>432</text:p>
          </table:table-cell>
          <table:table-cell table:style-name="ce3" table:formula="of:=2*PI()*[.$A11]*[.C$2]" office:value-type="float" office:value="6.5144065264838" calcext:value-type="float">
            <text:p>6.51E+00</text:p>
          </table:table-cell>
          <table:table-cell table:style-name="ce3" table:formula="of:=2*PI()*[.$A11]*[.D$2]" office:value-type="float" office:value="12.7573794476974" calcext:value-type="float">
            <text:p>1.28E+01</text:p>
          </table:table-cell>
          <table:table-cell table:style-name="ce3" table:formula="of:=2*PI()*[.$A11]*[.E$2]" office:value-type="float" office:value="15.2002818951289" calcext:value-type="float">
            <text:p>1.52E+01</text:p>
          </table:table-cell>
          <table:table-cell table:style-name="ce3" table:formula="of:=2*PI()*[.$A11]*[.F$2]" office:value-type="float" office:value="32.572032632419" calcext:value-type="float">
            <text:p>3.26E+01</text:p>
          </table:table-cell>
          <table:table-cell table:style-name="ce3" table:formula="of:=2*PI()*[.$A11]*[.G$2]" office:value-type="float" office:value="48.8580489486285" calcext:value-type="float">
            <text:p>4.89E+01</text:p>
          </table:table-cell>
          <table:table-cell table:style-name="ce3" table:formula="of:=2*PI()*[.$A11]*[.H$2]" office:value-type="float" office:value="65.144065264838" calcext:value-type="float">
            <text:p>6.51E+01</text:p>
          </table:table-cell>
          <table:table-cell/>
        </table:table-row>
        <table:table-row table:style-name="ro1">
          <table:table-cell table:style-name="ce2" table:formula="of:=[.A7]*10" office:value-type="float" office:value="500000000" calcext:value-type="float">
            <text:p>5.00E+08</text:p>
          </table:table-cell>
          <table:table-cell table:formula="of:=[.A12]/1000000" office:value-type="float" office:value="500" calcext:value-type="float">
            <text:p>500</text:p>
          </table:table-cell>
          <table:table-cell table:style-name="ce3" table:formula="of:=2*PI()*[.$A12]*[.C$2]" office:value-type="float" office:value="7.5398223686155" calcext:value-type="float">
            <text:p>7.54E+00</text:p>
          </table:table-cell>
          <table:table-cell table:style-name="ce3" table:formula="of:=2*PI()*[.$A12]*[.D$2]" office:value-type="float" office:value="14.765485471872" calcext:value-type="float">
            <text:p>1.48E+01</text:p>
          </table:table-cell>
          <table:table-cell table:style-name="ce3" table:formula="of:=2*PI()*[.$A12]*[.E$2]" office:value-type="float" office:value="17.5929188601028" calcext:value-type="float">
            <text:p>1.76E+01</text:p>
          </table:table-cell>
          <table:table-cell table:style-name="ce3" table:formula="of:=2*PI()*[.$A12]*[.F$2]" office:value-type="float" office:value="37.6991118430775" calcext:value-type="float">
            <text:p>3.77E+01</text:p>
          </table:table-cell>
          <table:table-cell table:style-name="ce3" table:formula="of:=2*PI()*[.$A12]*[.G$2]" office:value-type="float" office:value="56.5486677646163" calcext:value-type="float">
            <text:p>5.65E+01</text:p>
          </table:table-cell>
          <table:table-cell table:style-name="ce3" table:formula="of:=2*PI()*[.$A12]*[.H$2]" office:value-type="float" office:value="75.398223686155" calcext:value-type="float">
            <text:p>7.54E+01</text:p>
          </table:table-cell>
          <table:table-cell/>
        </table:table-row>
        <table:table-row table:style-name="ro1">
          <table:table-cell table:style-name="ce2" table:formula="of:=[.A8]*10" office:value-type="float" office:value="1000000000" calcext:value-type="float">
            <text:p>1.00E+09</text:p>
          </table:table-cell>
          <table:table-cell table:formula="of:=[.A13]/1000000" office:value-type="float" office:value="1000" calcext:value-type="float">
            <text:p>1,000</text:p>
          </table:table-cell>
          <table:table-cell table:style-name="ce3" table:formula="of:=2*PI()*[.$A13]*[.C$2]" office:value-type="float" office:value="15.079644737231" calcext:value-type="float">
            <text:p>1.51E+01</text:p>
          </table:table-cell>
          <table:table-cell table:style-name="ce3" table:formula="of:=2*PI()*[.$A13]*[.D$2]" office:value-type="float" office:value="29.5309709437441" calcext:value-type="float">
            <text:p>2.95E+01</text:p>
          </table:table-cell>
          <table:table-cell table:style-name="ce3" table:formula="of:=2*PI()*[.$A13]*[.E$2]" office:value-type="float" office:value="35.1858377202057" calcext:value-type="float">
            <text:p>3.52E+01</text:p>
          </table:table-cell>
          <table:table-cell table:style-name="ce3" table:formula="of:=2*PI()*[.$A13]*[.F$2]" office:value-type="float" office:value="75.398223686155" calcext:value-type="float">
            <text:p>7.54E+01</text:p>
          </table:table-cell>
          <table:table-cell table:style-name="ce3" table:formula="of:=2*PI()*[.$A13]*[.G$2]" office:value-type="float" office:value="113.097335529233" calcext:value-type="float">
            <text:p>1.13E+02</text:p>
          </table:table-cell>
          <table:table-cell table:style-name="ce3" table:formula="of:=2*PI()*[.$A13]*[.H$2]" office:value-type="float" office:value="150.79644737231" calcext:value-type="float">
            <text:p>1.51E+02</text:p>
          </table:table-cell>
          <table:table-cell/>
        </table:table-row>
        <table:table-row table:style-name="ro1">
          <table:table-cell table:style-name="ce2" office:value-type="float" office:value="1700000000" calcext:value-type="float">
            <text:p>1.70E+09</text:p>
          </table:table-cell>
          <table:table-cell table:formula="of:=[.A14]/1000000" office:value-type="float" office:value="1700" calcext:value-type="float">
            <text:p>1,700</text:p>
          </table:table-cell>
          <table:table-cell table:style-name="ce3" table:formula="of:=2*PI()*[.$A14]*[.C$2]" office:value-type="float" office:value="25.6353960532927" calcext:value-type="float">
            <text:p>2.56E+01</text:p>
          </table:table-cell>
          <table:table-cell table:style-name="ce3" table:formula="of:=2*PI()*[.$A14]*[.D$2]" office:value-type="float" office:value="50.2026506043649" calcext:value-type="float">
            <text:p>5.02E+01</text:p>
          </table:table-cell>
          <table:table-cell table:style-name="ce3" table:formula="of:=2*PI()*[.$A14]*[.E$2]" office:value-type="float" office:value="59.8159241243497" calcext:value-type="float">
            <text:p>5.98E+01</text:p>
          </table:table-cell>
          <table:table-cell table:style-name="ce3" table:formula="of:=2*PI()*[.$A14]*[.F$2]" office:value-type="float" office:value="128.176980266464" calcext:value-type="float">
            <text:p>1.28E+02</text:p>
          </table:table-cell>
          <table:table-cell table:style-name="ce3" table:formula="of:=2*PI()*[.$A14]*[.G$2]" office:value-type="float" office:value="192.265470399695" calcext:value-type="float">
            <text:p>1.92E+02</text:p>
          </table:table-cell>
          <table:table-cell table:style-name="ce3" table:formula="of:=2*PI()*[.$A14]*[.H$2]" office:value-type="float" office:value="256.353960532927" calcext:value-type="float">
            <text:p>2.56E+02</text:p>
          </table:table-cell>
          <table:table-cell/>
        </table:table-row>
        <table:table-row table:style-name="ro1">
          <table:table-cell table:style-name="ce2" table:formula="of:=[.A9]*10" office:value-type="float" office:value="2000000000" calcext:value-type="float">
            <text:p>2.00E+09</text:p>
          </table:table-cell>
          <table:table-cell table:formula="of:=[.A15]/1000000" office:value-type="float" office:value="2000" calcext:value-type="float">
            <text:p>2,000</text:p>
          </table:table-cell>
          <table:table-cell table:style-name="ce3" table:formula="of:=2*PI()*[.$A15]*[.C$2]" office:value-type="float" office:value="30.159289474462" calcext:value-type="float">
            <text:p>3.02E+01</text:p>
          </table:table-cell>
          <table:table-cell table:style-name="ce3" table:formula="of:=2*PI()*[.$A15]*[.D$2]" office:value-type="float" office:value="59.0619418874881" calcext:value-type="float">
            <text:p>5.91E+01</text:p>
          </table:table-cell>
          <table:table-cell table:style-name="ce3" table:formula="of:=2*PI()*[.$A15]*[.E$2]" office:value-type="float" office:value="70.3716754404114" calcext:value-type="float">
            <text:p>7.04E+01</text:p>
          </table:table-cell>
          <table:table-cell table:style-name="ce3" table:formula="of:=2*PI()*[.$A15]*[.F$2]" office:value-type="float" office:value="150.79644737231" calcext:value-type="float">
            <text:p>1.51E+02</text:p>
          </table:table-cell>
          <table:table-cell table:style-name="ce3" table:formula="of:=2*PI()*[.$A15]*[.G$2]" office:value-type="float" office:value="226.194671058465" calcext:value-type="float">
            <text:p>2.26E+02</text:p>
          </table:table-cell>
          <table:table-cell table:style-name="ce3" table:formula="of:=2*PI()*[.$A15]*[.H$2]" office:value-type="float" office:value="301.59289474462" calcext:value-type="float">
            <text:p>3.02E+02</text:p>
          </table:table-cell>
          <table:table-cell/>
        </table:table-row>
        <table:table-row table:style-name="ro1">
          <table:table-cell table:style-name="ce2" table:formula="of:=[.A10]*10" office:value-type="float" office:value="3000000000" calcext:value-type="float">
            <text:p>3.00E+09</text:p>
          </table:table-cell>
          <table:table-cell table:formula="of:=[.A16]/1000000" office:value-type="float" office:value="3000" calcext:value-type="float">
            <text:p>3,000</text:p>
          </table:table-cell>
          <table:table-cell table:style-name="ce3" table:formula="of:=2*PI()*[.$A16]*[.C$2]" office:value-type="float" office:value="45.238934211693" calcext:value-type="float">
            <text:p>4.52E+01</text:p>
          </table:table-cell>
          <table:table-cell table:style-name="ce3" table:formula="of:=2*PI()*[.$A16]*[.D$2]" office:value-type="float" office:value="88.5929128312322" calcext:value-type="float">
            <text:p>8.86E+01</text:p>
          </table:table-cell>
          <table:table-cell table:style-name="ce3" table:formula="of:=2*PI()*[.$A16]*[.E$2]" office:value-type="float" office:value="105.557513160617" calcext:value-type="float">
            <text:p>1.06E+02</text:p>
          </table:table-cell>
          <table:table-cell table:style-name="ce3" table:formula="of:=2*PI()*[.$A16]*[.F$2]" office:value-type="float" office:value="226.194671058465" calcext:value-type="float">
            <text:p>2.26E+02</text:p>
          </table:table-cell>
          <table:table-cell table:style-name="ce3" table:formula="of:=2*PI()*[.$A16]*[.G$2]" office:value-type="float" office:value="339.292006587698" calcext:value-type="float">
            <text:p>3.39E+02</text:p>
          </table:table-cell>
          <table:table-cell table:style-name="ce3" table:formula="of:=2*PI()*[.$A16]*[.H$2]" office:value-type="float" office:value="452.38934211693" calcext:value-type="float">
            <text:p>4.52E+02</text:p>
          </table:table-cell>
          <table:table-cell table:style-name="ce5"/>
        </table:table-row>
        <table:table-row table:style-name="ro1">
          <table:table-cell table:style-name="ce2" office:value-type="float" office:value="3600000000" calcext:value-type="float">
            <text:p>3.60E+09</text:p>
          </table:table-cell>
          <table:table-cell table:formula="of:=[.A17]/1000000" office:value-type="float" office:value="3600" calcext:value-type="float">
            <text:p>3,600</text:p>
          </table:table-cell>
          <table:table-cell table:style-name="ce3" table:formula="of:=2*PI()*[.$A17]*[.C$2]" office:value-type="float" office:value="54.2867210540316" calcext:value-type="float">
            <text:p>5.43E+01</text:p>
          </table:table-cell>
          <table:table-cell table:style-name="ce3" table:formula="of:=2*PI()*[.$A17]*[.D$2]" office:value-type="float" office:value="106.311495397479" calcext:value-type="float">
            <text:p>1.06E+02</text:p>
          </table:table-cell>
          <table:table-cell table:style-name="ce3" table:formula="of:=2*PI()*[.$A17]*[.E$2]" office:value-type="float" office:value="126.66901579274" calcext:value-type="float">
            <text:p>1.27E+02</text:p>
          </table:table-cell>
          <table:table-cell table:style-name="ce3" table:formula="of:=2*PI()*[.$A17]*[.F$2]" office:value-type="float" office:value="271.433605270158" calcext:value-type="float">
            <text:p>2.71E+02</text:p>
          </table:table-cell>
          <table:table-cell table:style-name="ce3" table:formula="of:=2*PI()*[.$A17]*[.G$2]" office:value-type="float" office:value="407.150407905237" calcext:value-type="float">
            <text:p>4.07E+02</text:p>
          </table:table-cell>
          <table:table-cell table:style-name="ce3" table:formula="of:=2*PI()*[.$A17]*[.H$2]" office:value-type="float" office:value="542.867210540316" calcext:value-type="float">
            <text:p>5.43E+02</text:p>
          </table:table-cell>
          <table:table-cell table:style-name="ce5"/>
        </table:table-row>
        <table:table-row table:style-name="ro1">
          <table:table-cell table:style-name="ce2" table:formula="of:=[.A12]*10" office:value-type="float" office:value="5000000000" calcext:value-type="float">
            <text:p>5.00E+09</text:p>
          </table:table-cell>
          <table:table-cell table:formula="of:=[.A18]/1000000" office:value-type="float" office:value="5000" calcext:value-type="float">
            <text:p>5,000</text:p>
          </table:table-cell>
          <table:table-cell table:style-name="ce3" table:formula="of:=2*PI()*[.$A18]*[.C$2]" office:value-type="float" office:value="75.398223686155" calcext:value-type="float">
            <text:p>7.54E+01</text:p>
          </table:table-cell>
          <table:table-cell table:style-name="ce3" table:formula="of:=2*PI()*[.$A18]*[.D$2]" office:value-type="float" office:value="147.65485471872" calcext:value-type="float">
            <text:p>1.48E+02</text:p>
          </table:table-cell>
          <table:table-cell table:style-name="ce3" table:formula="of:=2*PI()*[.$A18]*[.E$2]" office:value-type="float" office:value="175.929188601028" calcext:value-type="float">
            <text:p>1.76E+02</text:p>
          </table:table-cell>
          <table:table-cell table:style-name="ce3" table:formula="of:=2*PI()*[.$A18]*[.F$2]" office:value-type="float" office:value="376.991118430775" calcext:value-type="float">
            <text:p>3.77E+02</text:p>
          </table:table-cell>
          <table:table-cell table:style-name="ce3" table:formula="of:=2*PI()*[.$A18]*[.G$2]" office:value-type="float" office:value="565.486677646163" calcext:value-type="float">
            <text:p>5.65E+02</text:p>
          </table:table-cell>
          <table:table-cell table:style-name="ce3" table:formula="of:=2*PI()*[.$A18]*[.H$2]" office:value-type="float" office:value="753.98223686155" calcext:value-type="float">
            <text:p>7.54E+02</text:p>
          </table:table-cell>
          <table:table-cell/>
        </table:table-row>
        <table:table-row table:style-name="ro1">
          <table:table-cell table:style-name="ce2" office:value-type="float" office:value="6000000000" calcext:value-type="float">
            <text:p>6.00E+09</text:p>
          </table:table-cell>
          <table:table-cell table:formula="of:=[.A19]/1000000" office:value-type="float" office:value="6000" calcext:value-type="float">
            <text:p>6,000</text:p>
          </table:table-cell>
          <table:table-cell table:style-name="ce3" table:formula="of:=2*PI()*[.$A19]*[.C$2]" office:value-type="float" office:value="90.477868423386" calcext:value-type="float">
            <text:p>9.05E+01</text:p>
          </table:table-cell>
          <table:table-cell table:style-name="ce3" table:formula="of:=2*PI()*[.$A19]*[.D$2]" office:value-type="float" office:value="177.185825662464" calcext:value-type="float">
            <text:p>1.77E+02</text:p>
          </table:table-cell>
          <table:table-cell table:style-name="ce3" table:formula="of:=2*PI()*[.$A19]*[.E$2]" office:value-type="float" office:value="211.115026321234" calcext:value-type="float">
            <text:p>2.11E+02</text:p>
          </table:table-cell>
          <table:table-cell table:style-name="ce3" table:formula="of:=2*PI()*[.$A19]*[.F$2]" office:value-type="float" office:value="452.38934211693" calcext:value-type="float">
            <text:p>4.52E+02</text:p>
          </table:table-cell>
          <table:table-cell table:style-name="ce3" table:formula="of:=2*PI()*[.$A19]*[.G$2]" office:value-type="float" office:value="678.584013175395" calcext:value-type="float">
            <text:p>6.79E+02</text:p>
          </table:table-cell>
          <table:table-cell table:style-name="ce3" table:formula="of:=2*PI()*[.$A19]*[.H$2]" office:value-type="float" office:value="904.77868423386" calcext:value-type="float">
            <text:p>9.05E+02</text:p>
          </table:table-cell>
          <table:table-cell/>
        </table:table-row>
        <table:table-row table:style-name="ro1" table:number-rows-repeated="12">
          <table:table-cell table:style-name="ce2"/>
          <table:table-cell/>
          <table:table-cell table:style-name="ce4" table:number-columns-repeated="5"/>
          <table:table-cell table:number-columns-repeated="2"/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G4:Sheet1.H7 Sheet1.C20:Sheet1.G31 Sheet1.C4:Sheet1.F19 Sheet1.G8:Sheet1.H19">
            <calcext:condition calcext:apply-style-name="Accent 1" calcext:value="&gt;500" calcext:base-cell-address="Sheet1.C4"/>
          </calcext:conditional-format>
          <calcext:conditional-format calcext:target-range-address="Sheet1.I16:Sheet1.I17">
            <calcext:condition calcext:apply-style-name="Accent 2" calcext:value="between(50,500)" calcext:base-cell-address="Sheet1.I16"/>
          </calcext:conditional-format>
          <calcext:conditional-format calcext:target-range-address="Sheet1.G4:Sheet1.H7 Sheet1.C4:Sheet1.F19 Sheet1.G8:Sheet1.H19">
            <calcext:condition calcext:apply-style-name="Accent 2" calcext:value="between(50,500)" calcext:base-cell-address="Sheet1.C4"/>
          </calcext:conditional-format>
        </calcext:conditional-formats>
      </table:table>
      <table:named-expressions/>
      <table:database-ranges>
        <table:database-range table:name="__Anonymous_Sheet_DB__0" table:target-range-address="Sheet1.C4:Sheet1.G3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5:15:35.0294602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2:28:43.324974630</meta:creation-date>
    <dc:date>2025-01-15T16:05:28.640833260</dc:date>
    <meta:editing-duration>PT2H30M49S</meta:editing-duration>
    <meta:editing-cycles>2</meta:editing-cycles>
    <meta:generator>LibreOffice/24.2.7.2$Linux_X86_64 LibreOffice_project/420$Build-2</meta:generator>
    <meta:document-statistic meta:table-count="1" meta:cell-count="142" meta:object-count="0"/>
  </office:meta>
</office:document-meta>
</file>